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text-align="justify" style:justify-single-word="false"/>
    </style:style>
    <style:style style:name="P5" style:family="paragraph" style:parent-style-name="Standard" style:list-style-name="L1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justify" style:justify-single-word="fals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8 de mayo </text:p>
      <text:list xml:id="list8320539440630098375" text:style-name="L1">
        <text:list-item>
          <text:p text:style-name="P4"><text:span text:style-name="T1">Lee</text:span><text:span text:style-name="T2"> </text:span><text:span text:style-name="T1">el documento </text:span><text:a xlink:type="simple" xlink:href="https://drive.google.com/open?id=10SNXmUfP2ZEnJy-oCoS-2idOM2gf8UkL&amp;authuser=urzuniga@fptxurdinaga.com&amp;usp=drive_fs" text:style-name="Internet_20_link" text:visited-style-name="Visited_20_Internet_20_Link"><text:span text:style-name="T1">Telnet y SSH</text:span></text:a>. </text:p>
        </text:list-item>
        <text:list-item>
          <text:p text:style-name="P4">Ve el vídeo <text:a xlink:type="simple" xlink:href="https://drive.google.com/open?id=11Ebs3FGIflMttL29T63dJypkSsuzwW-6&amp;authuser=urzuniga@fptxurdinaga.com&amp;usp=drive_fs" text:style-name="Internet_20_link" text:visited-style-name="Visited_20_Internet_20_Link">Conexión remota-switch TELNET</text:a></text:p>
        </text:list-item>
        <text:list-item>
          <text:p text:style-name="P4">Haz el ejercicio 11.</text:p>
        </text:list-item>
        <text:list-item>
          <text:p text:style-name="P4">Ve el vídeo <text:a xlink:type="simple" xlink:href="https://drive.google.com/open?id=11vtmB0iwfVQxVtF7p646XuSKlNScZcn3&amp;authuser=urzuniga@fptxurdinaga.com&amp;usp=drive_fs" text:style-name="Internet_20_link" text:visited-style-name="Visited_20_Internet_20_Link">Conexión remota-switch SSH</text:a></text:p>
        </text:list-item>
        <text:list-item>
          <text:p text:style-name="P4">Ve el vídeo <text:a xlink:type="simple" xlink:href="https://drive.google.com/open?id=11sQlpL2vpx0QTT7tLTutDQYWjEOmnyUw&amp;authuser=urzuniga@fptxurdinaga.com&amp;usp=drive_fs" text:style-name="Internet_20_link" text:visited-style-name="Visited_20_Internet_20_Link">Conexión remota-switch SSH-Anexo</text:a></text:p>
        </text:list-item>
        <text:list-item>
          <text:p text:style-name="P4">Haz el ejercicio 12.</text:p>
        </text:list-item>
        <text:list-item>
          <text:p text:style-name="P4">Ve el vídeo <text:a xlink:type="simple" xlink:href="https://drive.google.com/open?id=12Op32La2k8NJeODDnPLbr0CVoMgAHxgp&amp;authuser=urzuniga@fptxurdinaga.com&amp;usp=drive_fs" text:style-name="Internet_20_link" text:visited-style-name="Visited_20_Internet_20_Link">Conexión remota-router SSH</text:a></text:p>
        </text:list-item>
        <text:list-item>
          <text:p text:style-name="P4">Haz el ejercicio 13.</text:p>
        </text:list-item>
      </text:list>
      <text:p text:style-name="P2"/>
      <text:p text:style-name="P1">14 de mayo</text:p>
      <text:list xml:id="list30684563" text:continue-numbering="true" text:style-name="L1">
        <text:list-item>
          <text:p text:style-name="P5">Lee el documento <text:a xlink:type="simple" xlink:href="https://drive.google.com/open?id=10T_8JScJHaGcJCDPh4ljYKoFMdee5jcA&amp;authuser=urzuniga@fptxurdinaga.com&amp;usp=drive_fs" text:style-name="Internet_20_link" text:visited-style-name="Visited_20_Internet_20_Link">IPs privadas y públicas</text:a></text:p>
        </text:list-item>
        <text:list-item>
          <text:p text:style-name="P5">Ve los siguientes vídeos en este orden: </text:p>
          <text:list>
            <text:list-item>
              <text:p text:style-name="P4"><text:a xlink:type="simple" xlink:href="https://drive.google.com/open?id=18iftHfV_kMUkhHzE0IiNSRuuHfL4-01u&amp;authuser=urzuniga@fptxurdinaga.com&amp;usp=drive_fs" text:style-name="Internet_20_link" text:visited-style-name="Visited_20_Internet_20_Link"><text:span text:style-name="T1">Elorrieta-Txurdinaga-NoSNAT</text:span></text:a></text:p>
            </text:list-item>
            <text:list-item>
              <text:p text:style-name="P4"><text:a xlink:type="simple" xlink:href="https://drive.google.com/open?id=18nfGi3T3g9PPq6J5gQgeBfwcEfCZ4LRp&amp;authuser=urzuniga@fptxurdinaga.com&amp;usp=drive_fs" text:style-name="Internet_20_link" text:visited-style-name="Visited_20_Internet_20_Link"><text:span text:style-name="T1">Elorrieta-Txurdinaga-Bien</text:span></text:a></text:p>
            </text:list-item>
            <text:list-item>
              <text:p text:style-name="P4"><text:a xlink:type="simple" xlink:href="https://drive.google.com/open?id=18cAbmTOVfs9UyEL8lBrTxkO7gK1mDsNn&amp;authuser=urzuniga@fptxurdinaga.com&amp;usp=drive_fs" text:style-name="Internet_20_link" text:visited-style-name="Visited_20_Internet_20_Link"><text:span text:style-name="T1">Vídeo-Ej21</text:span></text:a></text:p>
            </text:list-item>
          </text:list>
        </text:list-item>
      </text:list>
      <text:p text:style-name="P3"/>
      <text:list xml:id="list30693400" text:continue-numbering="true" text:style-name="L1">
        <text:list-item>
          <text:p text:style-name="P5">Haz el ejercicio 21.</text:p>
        </text:list-item>
        <text:list-item>
          <text:p text:style-name="P4"><text:span text:style-name="T1">Ve este vídeo de </text:span><text:a xlink:type="simple" xlink:href="https://www.youtube.com/watch?v=fHbGdNDDcUs&amp;feature=youtu.be" text:style-name="Internet_20_link" text:visited-style-name="Visited_20_Internet_20_Link"><text:span text:style-name="T1">iniciación en NETinVM</text:span></text:a><text:span text:style-name="T1">. </text:span></text:p>
        </text:list-item>
        <text:list-item>
          <text:p text:style-name="P4"><text:span text:style-name="T1">Copia en tu equipo el fichero </text:span><text:a xlink:type="simple" xlink:href="https://drive.google.com/open?id=14jurFDAtl9tpB9ixXavIP9t22dCAw50L&amp;authuser=urzuniga@fptxurdinaga.com&amp;usp=drive_fs" text:style-name="Internet_20_link" text:visited-style-name="Visited_20_Internet_20_Link"><text:span text:style-name="T1">de NETinVM</text:span></text:a><text:span text:style-name="T1">. </text:span></text:p>
        </text:list-item>
        <text:list-item>
          <text:p text:style-name="P5">Pon en marcha la máquina virtual en VMWare (suficiente con VMWare Player). </text:p>
        </text:list-item>
      </text:list>
      <text:p text:style-name="P1"/>
      <text:p text:style-name="P1">20 de mayo</text:p>
      <text:list xml:id="list30699612" text:continue-numbering="true" text:style-name="L1">
        <text:list-item>
          <text:p text:style-name="P5">Lee el documento <text:a xlink:type="simple" xlink:href="https://drive.google.com/open?id=1DcX2nzsz8BANABYjLNPP2X4NGlpiQBVq&amp;authuser=urzuniga@fptxurdinaga.com&amp;usp=drive_fs" text:style-name="Internet_20_link" text:visited-style-name="Visited_20_Internet_20_Link">Introducción a las VPNs</text:a>. </text:p>
        </text:list-item>
        <text:list-item>
          <text:p text:style-name="P5">Ve este vídeo: <text:a xlink:type="simple" xlink:href="https://drive.google.com/open?id=1An5ChhQidr_yPFYAKIBsrdfPq8A1XZt4&amp;authuser=urzuniga@fptxurdinaga.com&amp;usp=drive_fs" text:style-name="Internet_20_link" text:visited-style-name="Visited_20_Internet_20_Link">Vídeo-Ej3-VPN-Site-to-Site</text:a></text:p>
        </text:list-item>
        <text:list-item>
          <text:p text:style-name="P5">Haz el ejercicio 3. </text:p>
        </text:list-item>
      </text:list>
      <text:p text:style-name="P3"/>
      <text:p text:style-name="P1">21 de mayo</text:p>
      <text:p text:style-name="P3"/>
      <text:list xml:id="list30713554" text:continue-numbering="true" text:style-name="L1">
        <text:list-item>
          <text:p text:style-name="P4"><text:span text:style-name="T1">Ve este vídeo: </text:span><text:a xlink:type="simple" xlink:href="https://drive.google.com/open?id=1DX1vjs-21hnUs3qvtOfk2fUL1IRlOneb&amp;authuser=urzuniga@fptxurdinaga.com&amp;usp=drive_fs" text:style-name="Internet_20_link" text:visited-style-name="Visited_20_Internet_20_Link"><text:span text:style-name="T1">Vídeo-Ej41-VPN-client-to-site</text:span></text:a></text:p>
          <text:list>
            <text:list-item>
              <text:p text:style-name="P6">Nota importante: en el minuto 3:07, digo que el cable se conecta a la interfaz s0/3/1 del routerEL. Es un error, se conecta a la s0/3/0; se podría conectar a la anterior, pero la continuación del vídeo está realizada con ésta. </text:p>
            </text:list-item>
          </text:list>
        </text:list-item>
        <text:list-item>
          <text:p text:style-name="P4">Haz el ejercicio 41. </text:p>
        </text:list-item>
      </text:list>
      <text:p text:style-name="P2"/>
      <text:p text:style-name="P1">22 de mayo</text:p>
      <text:list xml:id="list30689700" text:continue-numbering="true" text:style-name="L1">
        <text:list-item>
          <text:p text:style-name="P4">Haz el ejercicio 42. </text:p>
          <text:p text:style-name="P4"/>
        </text:list-item>
      </text:list>
      <text:p text:style-name="P1">28 de mayo</text:p>
      <text:list xml:id="list30704335" text:continue-numbering="true" text:style-name="L1">
        <text:list-item>
          <text:p text:style-name="P4">Lee el documento <text:a xlink:type="simple" xlink:href="https://drive.google.com/open?id=1DnNtcwDd5kFWcr1n358_Fa9EOUW-rngX&amp;authuser=urzuniga@fptxurdinaga.com&amp;usp=drive_fs" text:style-name="Internet_20_link" text:visited-style-name="Visited_20_Internet_20_Link">Robustecer el servidor ssh</text:a>. </text:p>
        </text:list-item>
        <text:list-item>
          <text:p text:style-name="P4">Ve este vídeo: <text:a xlink:type="simple" xlink:href="https://drive.google.com/open?id=1E7FAeSsoopnWeHdi05ogXVxsU47OsUgV&amp;authuser=urzuniga@fptxurdinaga.com&amp;usp=drive_fs" text:style-name="Internet_20_link" text:visited-style-name="Visited_20_Internet_20_Link">Vídeo-Ej-5-Robustecer SSH en NETinVM</text:a></text:p>
        </text:list-item>
        <text:list-item>
          <text:p text:style-name="P4">Haz el ejercicio 5. </text:p>
        </text:list-item>
        <text:list-item>
          <text:p text:style-name="P4">Lee el documento <text:a xlink:type="simple" xlink:href="https://drive.google.com/open?id=1QomXK49D6At8S-jw-C_kcjnkf2_sqkxw&amp;authuser=urzuniga@fptxurdinaga.com&amp;usp=drive_fs" text:style-name="Internet_20_link" text:visited-style-name="Visited_20_Internet_20_Link">Autenticación en SSH</text:a>.</text:p>
        </text:list-item>
        <text:list-item>
          <text:p text:style-name="P4">Ve este vídeo: <text:a xlink:type="simple" xlink:href="https://drive.google.com/open?id=1QlouNf9JGlrECRrWZiWOK4M4jByFLRxS&amp;authuser=urzuniga@fptxurdinaga.com&amp;usp=drive_fs" text:style-name="Internet_20_link" text:visited-style-name="Visited_20_Internet_20_Link">Vídeo-Ej6-Autenticación SSH</text:a></text:p>
        </text:list-item>
        <text:list-item>
          <text:p text:style-name="P4">Haz el ejercicio 6.</text:p>
        </text:list-item>
      </text:list>
      <text:p text:style-name="P2"/>
      <text:p text:style-name="P2"><text:soft-page-break/></text:p>
      <text:p text:style-name="P1">29 de mayo</text:p>
      <text:list xml:id="list30692825" text:continue-numbering="true" text:style-name="L1">
        <text:list-item>
          <text:p text:style-name="P4">Ve este vídeo: <text:a xlink:type="simple" xlink:href="https://drive.google.com/open?id=1Sl000TC5YwxYnCRWclqBc0L4ur3Lx927&amp;authuser=urzuniga@fptxurdinaga.com&amp;usp=drive_fs" text:style-name="Internet_20_link" text:visited-style-name="Visited_20_Internet_20_Link">Redes DMZ</text:a>. </text:p>
        </text:list-item>
        <text:list-item>
          <text:p text:style-name="P4">Ve este vídeo: <text:a xlink:type="simple" xlink:href="https://drive.google.com/open?id=1Sng2VBiSNrRYgZ0UMXnWKxLs-yIYRXJp&amp;authuser=urzuniga@fptxurdinaga.com&amp;usp=drive_fs" text:style-name="Internet_20_link" text:visited-style-name="Visited_20_Internet_20_Link">Firewall. Filtrado</text:a></text:p>
        </text:list-item>
        <text:list-item>
          <text:p text:style-name="P4">Ve este vídeo: <text:a xlink:type="simple" xlink:href="https://drive.google.com/open?id=1SpH3KG1swQU0DVINJZeTwLl9Ssxziyu8&amp;authuser=urzuniga@fptxurdinaga.com&amp;usp=drive_fs" text:style-name="Internet_20_link" text:visited-style-name="Visited_20_Internet_20_Link">Vídeo-Ej7-IPTables</text:a>. </text:p>
          <text:p text:style-name="P4">Errata: en el minuto 4:19 digo: <text:span text:style-name="T3">"...porque tenemos un servicio WEB configurado por defecto en NETinVM"</text:span> quería decir: <text:span text:style-name="T3">"...porque tenemos un servicio DNS configurado por defecto en NETinVM"</text:span><text:span text:style-name="T4">.</text:span></text:p>
        </text:list-item>
        <text:list-item>
          <text:p text:style-name="P4">Haz el ejercicio 7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3H10M43S</meta:editing-duration>
    <meta:editing-cycles>19</meta:editing-cycles>
    <meta:generator>OpenOffice/4.1.7$Win32 OpenOffice.org_project/417m1$Build-9800</meta:generator>
    <dc:date>2020-06-02T10:48:36.97</dc:date>
    <meta:document-statistic meta:table-count="0" meta:image-count="0" meta:object-count="0" meta:page-count="2" meta:paragraph-count="42" meta:word-count="293" meta:character-count="1609"/>
    <meta:user-defined meta:name="Info 1"/>
    <meta:user-defined meta:name="Info 2"/>
    <meta:user-defined meta:name="Info 3"/>
    <meta:user-defined meta:name="Info 4"/>
  </office:meta>
</office:document-meta>
</file>